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imSun" svg:font-family="SimSun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text-properties officeooo:rsid="00118ff2" officeooo:paragraph-rsid="00118ff2"/>
    </style:style>
    <style:style style:name="P2" style:family="paragraph" style:parent-style-name="Standard">
      <style:text-properties officeooo:paragraph-rsid="00118ff2"/>
    </style:style>
    <style:style style:name="P3" style:family="paragraph" style:parent-style-name="Standard">
      <style:text-properties officeooo:rsid="0011b233" officeooo:paragraph-rsid="0011b233"/>
    </style:style>
    <style:style style:name="T1" style:family="text">
      <style:text-properties officeooo:rsid="00118ff2"/>
    </style:style>
    <style:style style:name="T2" style:family="text">
      <style:text-properties fo:language="ru" fo:country="RU" officeooo:rsid="0011b233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1b233"/>
    </style:style>
    <style:style style:name="T5" style:family="text">
      <style:text-properties fo:language="en" fo:country="US" officeooo:rsid="00118ff2"/>
    </style:style>
    <style:style style:name="T6" style:family="text">
      <style:text-properties fo:language="uk" fo:country="UA"/>
    </style:style>
    <style:style style:name="T7" style:family="text">
      <style:text-properties fo:language="uk" fo:country="UA" officeooo:rsid="00118ff2"/>
    </style:style>
    <style:style style:name="T8" style:family="text">
      <style:text-properties fo:language="uk" fo:country="UA" officeooo:rsid="001cd641"/>
    </style:style>
    <style:style style:name="T9" style:family="text">
      <style:text-properties fo:language="uk" fo:country="UA" officeooo:rsid="001d9ca1"/>
    </style:style>
    <style:style style:name="T10" style:family="text">
      <style:text-properties officeooo:rsid="0013566f"/>
    </style:style>
    <style:style style:name="T11" style:family="text">
      <style:text-properties officeooo:rsid="0016850c"/>
    </style:style>
    <style:style style:name="T12" style:family="text">
      <style:text-properties officeooo:rsid="0018bfcc"/>
    </style:style>
    <style:style style:name="T13" style:family="text">
      <style:text-properties officeooo:rsid="0019e05c"/>
    </style:style>
    <style:style style:name="T14" style:family="text">
      <style:text-properties officeooo:rsid="001af1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ІПС-33<text:line-break/>Власенко Микола<text:line-break/>Варіант 5</text:p>
      <text:p text:style-name="P1"><text:line-break/>Звіт про Лабораторні Роботи 7 <text:span text:style-name="T2">(1,</text:span><text:span text:style-name="T4">2)</text:span>, 8 <text:span text:style-name="T4">(3,4,5)</text:span>, 9 <text:span text:style-name="T4">(6)</text:span><text:line-break/><text:line-break/></text:p>
      <text:p text:style-name="P3">Оскільки у всіх лабораторних завдан<text:span text:style-name="T12">нях</text:span> використовується один і той же <text:span text:style-name="T13">вигляд</text:span> об’єктів і вимагається одна і та ж функціо<text:span text:style-name="T13">на</text:span>льність реалізована різними способами, <text:span text:style-name="T13">т</text:span>ому дотр<text:span text:style-name="T14">и</text:span>муючисть принципу <text:span text:style-name="T3">D.R.Y. , </text:span><text:span text:style-name="T6">л</text:span><text:span text:style-name="T5">абораторні роботи</text:span><text:span text:style-name="T7"> </text:span><text:span text:style-name="T8">були</text:span><text:span text:style-name="T7"> </text:span><text:span text:style-name="T5">з’єднані у один проект та один репозиторій, з реалізацією трьох робот </text:span><text:span text:style-name="T6">через спільний інтерфейс </text:span><text:span text:style-name="T3">Dealer. </text:span><text:span text:style-name="T6">Цей інтерфейс ховає реалізацію кожної роботи і дозволяє винести в одну єдину процедуру код перевірки та демонстрації можливості класів (</text:span><text:span text:style-name="T3">DealerClient)</text:span><text:span text:style-name="T9">.</text:span></text:p>
      <text:p text:style-name="P1"/>
      <text:p text:style-name="P1"/>
      <text:p text:style-name="P2"><text:span text:style-name="T1">У лабораторній роботі 7 наступні задачі<text:line-break/></text:span>1. Робота з XML <text:span text:style-name="T10">(недороблена)</text:span><text:line-break/>2. Бази даних DBMS(MySQL) <text:line-break/><text:line-break/><text:span text:style-name="T1">У лабораторній роботі 8 </text:span><text:span text:style-name="T11">зробив</text:span><text:span text:style-name="T1"> наступні задачі</text:span><text:line-break/>3. Передача за допомогою Socket<text:line-break/>4. Передача за допомогою RMI<text:line-break/><text:line-break/><text:span text:style-name="T1">У лабораторній роботі 9 реалізував «</text:span>Web реалізація клієнта за допомогою JSP, Servlet(TomCat,...).»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imSun" svg:font-family="SimSun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SimSun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SimSun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7T18:41:07.498000000</meta:creation-date>
    <dc:date>2023-12-17T19:58:14.522000000</dc:date>
    <meta:editing-duration>PT1H17M2S</meta:editing-duration>
    <meta:editing-cycles>10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4" meta:word-count="124" meta:character-count="867" meta:non-whitespace-character-count="741"/>
  </office:meta>
</office:document-meta>
</file>